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Таблица1" style:family="table">
      <style:table-properties style:width="19.004cm" fo:margin-left="-1.752cm" fo:margin-top="0cm" fo:margin-bottom="0cm" table:align="left" style:writing-mode="lr-tb"/>
    </style:style>
    <style:style style:name="Таблица1.A" style:family="table-column">
      <style:table-column-properties style:column-width="8.253cm"/>
    </style:style>
    <style:style style:name="Таблица1.B" style:family="table-column">
      <style:table-column-properties style:column-width="8.251cm"/>
    </style:style>
    <style:style style:name="Таблица1.C" style:family="table-column">
      <style:table-column-properties style:column-width="2.499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1pt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1pt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1pt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font-name-complex="Calibri1"/>
    </style:style>
    <style:style style:name="T3" style:family="text">
      <style:text-properties fo:language="ru" fo:country="RU"/>
    </style:style>
    <style:style style:name="T4" style:family="text">
      <style:text-properties style:font-name-complex="Calibri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">Preliminary Steps</text:p>
          </table:table-cell>
          <table:table-cell table:style-name="Таблица1.A1" office:value-type="string">
            <text:p text:style-name="P1">Action (test steps)</text:p>
          </table:table-cell>
          <table:table-cell table:style-name="Таблица1.A1" office:value-type="string">
            <text:p text:style-name="P1">Expected Result</text:p>
          </table:table-cell>
        </table:table-row>
        <table:table-row table:style-name="Таблица1.1">
          <table:table-cell table:style-name="Таблица1.A1" office:value-type="string">
            <text:p text:style-name="P1"><text:span text:style-name="T1">output.txt</text:span></text:p>
            <text:p text:style-name="P1"/>
            <text:p text:style-name="P1"><text:span text:style-name="T3">Вона ще молода, ніжна, усміхається святково й чисто, у її ледь чутному</text:span></text:p>
            <text:p text:style-name="P1">диханні – збудлива таємниця свіжості, краси природи, що завжди відроджується й відроджується!</text:p>
          </table:table-cell>
          <table:table-cell table:style-name="Таблица1.A1" office:value-type="string">
            <text:p text:style-name="P1"><text:span text:style-name="T1">output.txt</text:span></text:p>
            <text:p text:style-name="P1"/>
            <text:p text:style-name="P1"><text:span text:style-name="T3">Вона ще молода, ніжна, усміхається святково й чисто, у її ледь чутному</text:span></text:p>
            <text:p text:style-name="P1">диханні – збудлива таємниця свіжості, краси природи, що завжди відроджується й відроджується!</text:p>
            <text:p text:style-name="P1"/>
            <text:p text:style-name="P1">4.36338</text:p>
            <text:p text:style-name="P1">00000000000000000000000000000100</text:p>
          </table:table-cell>
          <table:table-cell table:style-name="Таблица1.A1" office:value-type="string">
            <text:p text:style-name="P1"/>
            <text:p text:style-name="P2"><text:span text:style-name="T2">passed</text:span></text:p>
          </table:table-cell>
        </table:table-row>
        <table:table-row table:style-name="Таблица1.1">
          <table:table-cell table:style-name="Таблица1.A1" office:value-type="string">
            <text:p text:style-name="P3"><text:span text:style-name="T4">output.txt</text:span></text:p>
            <text:p text:style-name="P3"><text:span text:style-name="T4"/></text:p>
            <text:p text:style-name="P3"><text:span text:style-name="T4">Чим пахне літо?</text:span></text:p>
            <text:p text:style-name="P1"/>
          </table:table-cell>
          <table:table-cell table:style-name="Таблица1.A1" office:value-type="string">
            <text:p text:style-name="P3"><text:span text:style-name="T4">output.txt</text:span></text:p>
            <text:p text:style-name="P3"><text:span text:style-name="T4"/></text:p>
            <text:p text:style-name="P1"><text:span text:style-name="T3">Чим пахне літо?</text:span></text:p>
            <text:p text:style-name="P1"/>
            <text:p text:style-name="P1">1.19571</text:p>
            <text:p text:style-name="P1">00000000000000000000000000010001</text:p>
          </table:table-cell>
          <table:table-cell table:style-name="Таблица1.A1" office:value-type="string">
            <text:p text:style-name="P1"/>
            <text:p text:style-name="P2"><text:span text:style-name="T2">passed</text:span></text:p>
          </table:table-cell>
        </table:table-row>
        <table:table-row table:style-name="Таблица1.1">
          <table:table-cell table:style-name="Таблица1.A1" office:value-type="string">
            <text:p text:style-name="P3"><text:span text:style-name="T4">output.txt</text:span></text:p>
            <text:p text:style-name="P3"><text:span text:style-name="T4"/></text:p>
            <text:p text:style-name="P3"><text:span text:style-name="T4">Таке захоплення дарує людині естетичне задоволення, <text:s/>самовдосконалення, вирізняє її серед інших, а <text:s/>ще, до речі, має значний терапевтичний ефект.</text:span></text:p>
          </table:table-cell>
          <table:table-cell table:style-name="Таблица1.A1" office:value-type="string">
            <text:p text:style-name="P3"><text:span text:style-name="T4">output.txt</text:span></text:p>
            <text:p text:style-name="P3"><text:span text:style-name="T4"/></text:p>
            <text:p text:style-name="P1"><text:span text:style-name="T1">Таке захоплення дарує людині естетичне задоволення, <text:s/>самовдосконалення, вирізняє її серед інших, а <text:s/>ще, до речі, має значний терапевтичний ефект.</text:span></text:p>
            <text:p text:style-name="P1"/>
            <text:p text:style-name="P1">22.57255</text:p>
            <text:p text:style-name="P1">00000000000000000000000000000001</text:p>
          </table:table-cell>
          <table:table-cell table:style-name="Таблица1.A1" office:value-type="string">
            <text:p text:style-name="P1"/>
            <text:p text:style-name="P2"><text:span text:style-name="T2">passed</text:span>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6%" fo:text-align="start" style:justify-single-word="false" fo:orphans="2" fo:widows="2" style:writing-mode="lr-tb"/>
      <style:text-properties fo:language="uk" fo:country="U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Kostya Zadoroznij</meta:initial-creator>
    <meta:editing-cycles>5</meta:editing-cycles>
    <meta:creation-date>2022-03-24T11:19:00</meta:creation-date>
    <dc:date>2023-04-17T22:21:02.078000000</dc:date>
    <meta:editing-duration>PT13M37S</meta:editing-duration>
    <meta:generator>LibreOffice/7.4.1.2$Windows_X86_64 LibreOffice_project/3c58a8f3a960df8bc8fd77b461821e42c061c5f0</meta:generator>
    <meta:document-statistic meta:table-count="1" meta:image-count="0" meta:object-count="0" meta:page-count="1" meta:paragraph-count="26" meta:word-count="112" meta:character-count="893" meta:non-whitespace-character-count="801"/>
    <meta:user-defined meta:name="AppVersion">16.0000</meta:user-defined>
    <meta:template xlink:type="simple" xlink:actuate="onRequest" xlink:title="Normal" xlink:href=""/>
  </office:meta>
</office:document-meta>
</file>